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D000000399169B409.jpg" manifest:media-type=""/>
  <manifest:file-entry manifest:full-path="Pictures/10000201000003D80000006751AA94C3.pn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1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1.058cm" style:use-optimal-column-width="false"/>
    </style:style>
    <style:style style:name="co4" style:family="table-column">
      <style:table-column-properties style:column-width="1.403cm" style:use-optimal-column-width="false"/>
    </style:style>
    <style:style style:name="co5" style:family="table-column">
      <style:table-column-properties style:column-width="1.988cm" style:use-optimal-column-width="false"/>
    </style:style>
    <style:style style:name="co6" style:family="table-column">
      <style:table-column-properties style:column-width="7.932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907cm"/>
    </style:style>
    <style:style style:name="ro3" style:family="table-row">
      <style:table-row-properties style:row-height="1.564cm"/>
    </style:style>
    <style:style style:name="ro4" style:family="table-row">
      <style:table-row-properties style:row-height="1.985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1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3" style:family="paragraph">
      <style:paragraph-properties fo:margin-left="0cm" fo:margin-right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style:font-name="Arial3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style:font-name="Arial3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style:font-name="Arial3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style:font-name="Arial3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May. 23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19 open defects excluding 5 HVM bugs.</text:span></text:p>
              </text:list-item>
              <text:list-item>
                <text:p><text:span text:style-name="T5">2 new defect was opened in the last two weeks. <text:s/>We solved 5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2.657cm" svg:x="0cm" svg:y="5.793cm">
          <draw:image xlink:href="Pictures/10000201000003D80000006751AA94C3.png" xlink:type="simple" xlink:show="embed" xlink:actuate="onLoad">
            <text:p/>
          </draw:image>
        </draw:frame>
        <draw:frame draw:style-name="gr5" draw:text-style-name="P4" draw:layer="layout" svg:width="12.594cm" svg:height="8.361cm" svg:x="0.1cm" svg:y="9.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779cm" svg:height="8.863cm" svg:x="12.621cm" svg:y="9.1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6.95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9"><text:span text:style-name="T6">No</text:span></text:p>
              </table:table-cell>
              <table:table-cell table:style-name="ce2">
                <text:p text:style-name="P10"><text:span text:style-name="T7">ID</text:span></text:p>
              </table:table-cell>
              <table:table-cell table:style-name="ce2">
                <text:p text:style-name="P10"><text:span text:style-name="T7">Pri</text:span></text:p>
              </table:table-cell>
              <table:table-cell table:style-name="ce2">
                <text:p text:style-name="P10"><text:span text:style-name="T7">Sev</text:span></text:p>
              </table:table-cell>
              <table:table-cell>
                <text:p text:style-name="P10"><text:span text:style-name="T6">Comp</text:span></text:p>
              </table:table-cell>
              <table:table-cell table:style-name="ce3">
                <text:p text:style-name="P11"><text:span text:style-name="T6">Summary</text:span><text:span text:style-name="T8"> </text:span></text:p>
              </table:table-cell>
              <table:table-cell>
                <text:p text:style-name="P10"><text:span text:style-name="T6">Status</text:span></text:p>
              </table:table-cell>
              <table:table-cell>
                <text:p text:style-name="P10"><text:span text:style-name="T6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8">1</text:span></text:p>
              </table:table-cell>
              <table:table-cell>
                <text:p text:style-name="P13"><text:span text:style-name="T8">136145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pgrade</text:span></text:p>
              </table:table-cell>
              <table:table-cell table:style-name="ce6">
                <text:p text:style-name="P11"><text:span text:style-name="T8">kvmibm-upgrade-system -y upgrading Kronos FP1 to Vulcan RC2, hangs running: lvm lvs --noheadings -o vg_name /dev/mapper/s93kvh--fp--zkvmvg-root</text:span></text:p>
              </table:table-cell>
              <table:table-cell>
                <text:p text:style-name="P13"><text:span text:style-name="T8">ASSIGNED</text:span></text:p>
              </table:table-cell>
              <table:table-cell>
                <text:p text:style-name="P13"><text:span text:style-name="T9">- Under investigation.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8">2</text:span></text:p>
              </table:table-cell>
              <table:table-cell>
                <text:p text:style-name="P13"><text:span text:style-name="T8">140835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nknown</text:span></text:p>
              </table:table-cell>
              <table:table-cell table:style-name="ce9">
                <text:p text:style-name="P11"><text:span text:style-name="T8">User process fault: interruption code 0x40011 in multipathd while booting Vulcan FP2</text:span></text:p>
              </table:table-cell>
              <table:table-cell>
                <text:p text:style-name="P13"><text:span text:style-name="T8">ASSIGNED</text:span></text:p>
              </table:table-cell>
              <table:table-cell table:style-name="ce10">
                <text:p text:style-name="P13"><text:span text:style-name="T8">- Under investigation.</text:span></text:p>
              </table:table-cell>
            </table:table-row>
            <table:table-row table:style-name="ro4" table:default-cell-style-name="ce5">
              <table:table-cell table:style-name="ce11">
                <text:p text:style-name="P14"><text:span text:style-name="T8">3</text:span></text:p>
              </table:table-cell>
              <table:table-cell>
                <text:p text:style-name="P13"><text:span text:style-name="T8">135658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network</text:span></text:p>
              </table:table-cell>
              <table:table-cell table:style-name="ce6">
                <text:p text:style-name="P11"><text:span text:style-name="T8">Getting Tainted Kernel messages against openvswitch - specific to ovs-gre guests</text:span></text:p>
              </table:table-cell>
              <table:table-cell>
                <text:p text:style-name="P13"><text:span text:style-name="T8">NEEDINFO</text:span></text:p>
              </table:table-cell>
              <table:table-cell table:style-name="ce12">
                <text:p text:style-name="P13"><text:span text:style-name="T8">- Waiting for the developer's feedback.</text:span></text:p>
                <text:p text:style-name="P13"><text:span text:style-name="T8"/></text:p>
                <text:p text:style-name="P13"><text:span text:style-name="T8">- May be documented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5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10">443 defects excluding 117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614cm" svg:x="2.356cm" svg:y="5.64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table:table-template text:style-name="lightblue"/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5-23T17:37:07.703352442</dc:date>
    <dc:language>en-US</dc:language>
    <meta:editing-cycles>1355</meta:editing-cycles>
    <meta:editing-duration>P19DT14H31M46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595cm" svg:height="8.362cm" xlink:href="." xlink:type="simple" chart:class="chart:bar" chart:style-name="ch1">
        <chart:title svg:x="2.049cm" svg:y="0.007cm" chart:style-name="ch2">
          <text:p>Open Defect by Severity (weekly)</text:p>
        </chart:title>
        <chart:legend svg:x="9.687cm" svg:y="3.298cm" style:legend-expansion="custom" chartooo:width="2.805cm" chartooo:height="2.239cm" style:legend-expansion-aspect-ratio="1.25279142474319" chart:style-name="ch3"/>
        <chart:plot-area chart:style-name="ch4" chart:data-source-has-labels="both" svg:x="0.41cm" svg:y="1.209cm" svg:width="8.788cm" svg:height="7.316cm">
          <chartooo:coordinate-region svg:x="1.031cm" svg:y="1.408cm" svg:width="8.15cm" svg:height="6.072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3/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615cm" xlink:href="." xlink:type="simple" chart:class="chart:bar" chart:style-name="ch1">
        <chart:title svg:x="7.966cm" svg:y="0.392cm" chart:style-name="ch2">
          <text:p>All Defects</text:p>
        </chart:title>
        <chart:legend chart:legend-position="end" svg:x="17.044cm" svg:y="3cm" style:legend-expansion="high" chart:style-name="ch3"/>
        <chart:plot-area chart:style-name="ch4" chart:data-source-has-labels="both" svg:x="0.918cm" svg:y="1.28cm" svg:width="15.299cm" svg:height="6.757cm">
          <chartooo:coordinate-region svg:x="1.725cm" svg:y="1.479cm" svg:width="14.492cm" svg:height="5.911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3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8cm" svg:height="8.864cm" xlink:href="." xlink:type="simple" chart:class="chart:bar" chart:style-name="ch1">
        <chart:title svg:x="2.145cm" svg:y="0.125cm" chart:style-name="ch2">
          <text:p>New and Closed defects (weekly)</text:p>
        </chart:title>
        <chart:legend chart:legend-position="end" svg:x="10.321cm" svg:y="3.939cm" style:legend-expansion="high" chart:style-name="ch3"/>
        <chart:plot-area chart:style-name="ch4" chart:data-source-has-labels="both" svg:x="0.424cm" svg:y="1.346cm" svg:width="9.86cm" svg:height="6.846cm">
          <chartooo:coordinate-region svg:x="1.045cm" svg:y="1.545cm" svg:width="9.239cm" svg:height="6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3/2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